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adornments="Regular" style:font-pitch="variable" style:font-charset="x-symbol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61cm" fo:min-width="0.126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1.922cm"/>
    </style:style>
    <style:style style:name="gr3" style:family="graphic" style:parent-style-name="standard">
      <style:graphic-properties draw:fill-color="#00a933" draw:textarea-vertical-align="middle" draw:auto-grow-height="false" fo:min-height="1.118cm" fo:min-width="0.075cm"/>
    </style:style>
    <style:style style:name="gr4" style:family="graphic" style:parent-style-name="standard">
      <style:graphic-properties draw:textarea-horizontal-align="justify" draw:textarea-vertical-align="middle" draw:auto-grow-height="false" fo:min-height="1.184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.875cm"/>
    </style:style>
    <style:style style:name="gr7" style:family="graphic" style:parent-style-name="standard">
      <style:graphic-properties draw:textarea-horizontal-align="justify" draw:textarea-vertical-align="middle" draw:auto-grow-height="false" fo:min-height="0.568cm" fo:min-width="0cm"/>
    </style:style>
    <style:style style:name="gr8" style:family="graphic" style:parent-style-name="standard">
      <style:graphic-properties draw:fill-color="#00a933" draw:textarea-vertical-align="middle" draw:auto-grow-height="false" fo:min-height="0.847cm" fo:min-width="0.902cm"/>
    </style:style>
    <style:style style:name="gr9" style:family="graphic" style:parent-style-name="standard">
      <style:graphic-properties draw:fill-color="#800080" draw:textarea-vertical-align="middle" draw:auto-grow-height="false" fo:min-height="1.027cm" fo:min-width="0.327cm"/>
    </style:style>
    <style:style style:name="gr10" style:family="graphic" style:parent-style-name="standard">
      <style:graphic-properties draw:fill-color="#800080" draw:textarea-vertical-align="middle" draw:auto-grow-height="false" fo:min-height="1.15cm" fo:min-width="0.022cm"/>
    </style:style>
    <style:style style:name="gr11" style:family="graphic" style:parent-style-name="standard">
      <style:graphic-properties draw:fill-color="#00a933" draw:textarea-vertical-align="middle" draw:auto-grow-height="false" fo:min-height="0.352cm" fo:min-width="0.255cm"/>
    </style:style>
    <style:style style:name="gr12" style:family="graphic" style:parent-style-name="standard">
      <style:graphic-properties draw:fill-color="#800080" draw:textarea-vertical-align="middle" draw:auto-grow-height="false" fo:min-height="0.52cm" fo:min-width="1.694cm"/>
    </style:style>
    <style:style style:name="gr13" style:family="graphic" style:parent-style-name="standard">
      <style:graphic-properties draw:stroke="none" svg:stroke-color="#000000" draw:fill="none" draw:fill-color="#ffffff" fo:min-height="0.48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48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49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00a933"/>
      <style:paragraph-properties fo:text-align="center"/>
    </style:style>
    <style:style style:name="P3" style:family="paragraph">
      <loext:graphic-properties draw:fill-color="#800080"/>
      <style:paragraph-properties fo:text-align="center"/>
    </style:style>
    <style:style style:name="P4" style:family="paragraph">
      <style:text-properties fo:font-size="9pt" style:font-size-asian="18pt" style:font-size-complex="18pt"/>
    </style:style>
    <style:style style:name="P5" style:family="paragraph">
      <loext:graphic-properties draw:fill="none" draw:fill-color="#ffffff"/>
      <style:text-properties fo:font-size="9pt" style:font-size-asian="18pt" style:font-size-complex="18pt"/>
    </style:style>
    <style:style style:name="P6" style:family="paragraph">
      <style:text-properties fo:font-size="9pt" fo:language="ki" fo:country="KE" style:font-size-asian="18pt" style:font-size-complex="18pt"/>
    </style:style>
    <style:style style:name="P7" style:family="paragraph">
      <loext:graphic-properties draw:fill="none" draw:fill-color="#ffffff"/>
      <style:text-properties fo:font-size="9pt" fo:language="ki" fo:country="KE" style:font-size-asian="18pt" style:font-size-complex="18pt"/>
    </style:style>
    <style:style style:name="T1" style:family="text">
      <style:text-properties fo:font-size="9pt" style:font-size-asian="18pt" style:font-size-complex="18pt"/>
    </style:style>
    <style:style style:name="T2" style:family="text">
      <style:text-properties style:font-name="Liberation Sans1" fo:font-size="9pt" style:font-name-asian="Liberation Sans1" style:font-size-asian="18pt" style:font-name-complex="Liberation Sans1" style:font-size-complex="18pt"/>
    </style:style>
    <style:style style:name="T3" style:family="text">
      <style:text-properties style:font-name="Liberation Sans1" fo:font-size="9pt" fo:language="ki" fo:country="KE" style:font-name-asian="Liberation Sans1" style:font-size-asian="18pt" style:font-name-complex="Liberation Sans1" style:font-size-complex="18pt"/>
    </style:style>
    <style:style style:name="T4" style:family="text">
      <style:text-properties fo:font-size="9pt" fo:language="ki" fo:country="KE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25cm" svg:height="1.562cm" svg:x="1.426cm" svg:y="3.341cm">
          <text:p/>
          <draw:enhanced-geometry svg:viewBox="0 0 88 21600" draw:glue-points="44 ?f6 44 0 0 10800 44 21600 88 10800" draw:text-areas="0 ?f6 88 ?f3" draw:type="can" draw:modifiers="3237.2795969773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2.5cm" svg:height="0.313cm" svg:x="1.935cm" svg:y="3.43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0.574cm" svg:height="1.367cm" svg:x="5.892cm" svg:y="2.19cm">
          <text:p/>
          <draw:enhanced-geometry svg:viewBox="0 0 21600 21600" draw:text-areas="0 0 21600 21600" draw:mirror-horizontal="false" draw:mirror-vertical="false" draw:type="circular-arrow" draw:modifiers="180 -13.9140585090506 9252.8155425344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234cm" svg:height="1.491cm" svg:x="5.801cm" svg:y="1.27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0.43cm" svg:height="0.377cm" draw:transform="rotate (1.53588974175501) translate (5.684cm 3.034cm)">
          <text:p/>
          <draw:enhanced-geometry svg:viewBox="0 0 88 21600" draw:glue-points="44 ?f6 44 0 0 10800 44 21600 88 10800" draw:text-areas="0 ?f6 88 ?f3" draw:mirror-vertical="true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" draw:layer="layout" svg:width="1.508cm" svg:height="0.252cm" svg:x="4.365cm" svg:y="2.711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true" draw:mirror-vertical="true" draw:type="cube" draw:modifiers="11362.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0.43cm" svg:height="1.059cm" draw:transform="skewX (-0.0876155284501153) translate (4.254cm 2.801cm)">
          <text:p/>
          <draw:enhanced-geometry svg:viewBox="0 0 88 21600" draw:glue-points="44 ?f6 44 0 0 10800 44 21600 88 10800" draw:text-areas="0 ?f6 88 ?f3" draw:mirror-vertical="true" draw:type="can" draw:modifiers="3289.136490250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2" draw:layer="layout" svg:width="1.401cm" svg:height="1.096cm" svg:x="1.051cm" svg:y="4.023cm">
          <text:p/>
          <draw:enhanced-geometry svg:viewBox="0 0 21600 21600" draw:text-areas="0 0 21600 21600" draw:mirror-vertical="true" draw:type="circular-arrow" draw:modifiers="180 3.95637375549818 9247.1365061950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" draw:text-style-name="P3" draw:layer="layout" svg:width="0.826cm" svg:height="1.276cm" svg:x="2.658cm" svg:y="2.712cm">
          <text:p/>
          <draw:enhanced-geometry svg:viewBox="0 0 21600 21600" draw:text-areas="0 0 21600 21600" draw:mirror-vertical="true" draw:type="circular-arrow" draw:modifiers="-79.8211692727448 -5.4669136079594 8597.5977702863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3" draw:layer="layout" svg:width="0.521cm" svg:height="1.4cm" svg:x="5.048cm" svg:y="2.371cm">
          <text:p/>
          <draw:enhanced-geometry svg:viewBox="0 0 21600 21600" draw:text-areas="0 0 21600 21600" draw:type="circular-arrow" draw:modifiers="-79.8211692727448 -5.4669136079594 8597.5977702863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2" draw:layer="layout" svg:width="0.754cm" svg:height="0.601cm" svg:x="4.237cm" svg:y="2.91cm">
          <text:p/>
          <draw:enhanced-geometry svg:viewBox="0 0 21600 21600" draw:text-areas="0 0 21600 21600" draw:mirror-horizontal="false" draw:mirror-vertical="false" draw:type="circular-arrow" draw:modifiers="180 -20.7771543557316 8423.4958767882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" draw:text-style-name="P3" draw:layer="layout" svg:width="2.193cm" svg:height="0.769cm" svg:x="4.274cm" svg:y="0.772cm">
          <text:p/>
          <draw:enhanced-geometry svg:viewBox="0 0 21600 21600" draw:text-areas="0 0 21600 21600" draw:mirror-vertical="true" draw:type="circular-arrow" draw:modifiers="-79.8211692727448 -5.4669136079594 8597.5977702863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3" draw:text-style-name="P5" draw:layer="layout" svg:width="0.988cm" svg:height="0.737cm" svg:x="0.772cm" svg:y="3.807cm">
          <draw:text-box>
            <text:p text:style-name="P4"><text:span text:style-name="T1">d1</text:span></text:p>
          </draw:text-box>
        </draw:frame>
        <draw:frame draw:style-name="gr13" draw:text-style-name="P5" draw:layer="layout" svg:width="0.988cm" svg:height="0.737cm" svg:x="2.174cm" svg:y="2.946cm">
          <draw:text-box>
            <text:p text:style-name="P4"><text:span text:style-name="T1">a1</text:span></text:p>
          </draw:text-box>
        </draw:frame>
        <draw:frame draw:style-name="gr13" draw:text-style-name="P5" draw:layer="layout" svg:width="0.988cm" svg:height="0.737cm" svg:x="4.509cm" svg:y="3.323cm">
          <draw:text-box>
            <text:p text:style-name="P4"><text:span text:style-name="T1">d2</text:span></text:p>
          </draw:text-box>
        </draw:frame>
        <draw:frame draw:style-name="gr13" draw:text-style-name="P5" draw:layer="layout" svg:width="0.989cm" svg:height="0.737cm" svg:x="4.545cm" svg:y="2.236cm">
          <draw:text-box>
            <text:p text:style-name="P4"><text:span text:style-name="T1">a2</text:span></text:p>
          </draw:text-box>
        </draw:frame>
        <draw:frame draw:style-name="gr14" draw:text-style-name="P5" draw:layer="layout" svg:width="0.989cm" svg:height="0.738cm" svg:x="5.676cm" svg:y="2.838cm">
          <draw:text-box>
            <text:p text:style-name="P4"><text:span text:style-name="T1">d3</text:span></text:p>
          </draw:text-box>
        </draw:frame>
        <draw:frame draw:style-name="gr13" draw:text-style-name="P5" draw:layer="layout" svg:width="0.988cm" svg:height="0.737cm" svg:x="5.128cm" svg:y="1.706cm">
          <draw:text-box>
            <text:p text:style-name="P4"><text:span text:style-name="T1">a3</text:span></text:p>
          </draw:text-box>
        </draw:frame>
        <draw:frame draw:style-name="gr15" draw:text-style-name="P5" draw:layer="layout" svg:width="1.004cm" svg:height="0.749cm" svg:x="1.268cm" svg:y="5.009cm">
          <draw:text-box>
            <text:p text:style-name="P4"><text:span text:style-name="T2">θ</text:span><text:span text:style-name="T1">1</text:span></text:p>
          </draw:text-box>
        </draw:frame>
        <draw:frame draw:style-name="gr14" draw:text-style-name="P7" draw:layer="layout" svg:width="0.988cm" svg:height="0.738cm" svg:x="2.927cm" svg:y="3.771cm">
          <draw:text-box>
            <text:p text:style-name="P6"><text:span text:style-name="T3">α</text:span><text:span text:style-name="T4">1</text:span></text:p>
          </draw:text-box>
        </draw:frame>
        <draw:frame draw:style-name="gr13" draw:text-style-name="P7" draw:layer="layout" svg:width="0.988cm" svg:height="0.737cm" svg:x="5.191cm" svg:y="3.054cm">
          <draw:text-box>
            <text:p text:style-name="P6"><text:span text:style-name="T3">α2</text:span></text:p>
          </draw:text-box>
        </draw:frame>
        <draw:frame draw:style-name="gr13" draw:text-style-name="P5" draw:layer="layout" svg:width="0.988cm" svg:height="0.737cm" svg:x="6.196cm" svg:y="2.031cm">
          <draw:text-box>
            <text:p text:style-name="P4"><text:span text:style-name="T2">θ3</text:span></text:p>
          </draw:text-box>
        </draw:frame>
        <draw:frame draw:style-name="gr13" draw:text-style-name="P7" draw:layer="layout" svg:width="0.988cm" svg:height="0.737cm" svg:x="6.232cm" svg:y="1.106cm">
          <draw:text-box>
            <text:p text:style-name="P6"><text:span text:style-name="T3">α3</text:span></text:p>
          </draw:text-box>
        </draw:frame>
        <draw:frame draw:style-name="gr14" draw:text-style-name="P5" draw:layer="layout" svg:width="0.989cm" svg:height="0.738cm" svg:x="3.592cm" svg:y="2.641cm">
          <draw:text-box>
            <text:p text:style-name="P4"><text:span text:style-name="T2">θ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adornments="Regular" style:font-pitch="variable" style:font-charset="x-symbol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5983b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.255cm" fo:page-height="6.6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28T10:59:48.989684494</meta:creation-date>
    <dc:date>2021-07-28T15:11:53.793687581</dc:date>
    <meta:editing-duration>PT2H39M27S</meta:editing-duration>
    <meta:editing-cycles>6</meta:editing-cycles>
    <meta:generator>LibreOffice/7.0.6.2$Linux_X86_64 LibreOffice_project/00$Build-2</meta:generator>
    <meta:document-statistic meta:object-count="24"/>
  </office:meta>
</office:document-meta>
</file>